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2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47b8b8" draw:textarea-horizontal-align="center" draw:textarea-vertical-align="middle"/>
    </style:style>
    <style:style style:name="gr5" style:family="graphic" style:parent-style-name="standard">
      <style:graphic-properties draw:fill-color="#198a8a" draw:textarea-horizontal-align="center" draw:textarea-vertical-align="middle"/>
    </style:style>
    <style:style style:name="gr6" style:family="graphic" style:parent-style-name="standard">
      <style:graphic-properties draw:fill-color="#006b6b" draw:textarea-horizontal-align="center" draw:textarea-vertical-align="middle"/>
    </style:style>
    <style:style style:name="gr7" style:family="graphic" style:parent-style-name="standard">
      <style:graphic-properties draw:marker-start="Arrowheads_20_1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48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3.549cm" svg:height="6.447cm" svg:x="13.639cm" svg:y="1.203cm">
              <text:p/>
            </draw:rect>
            <draw:frame draw:style-name="gr2" draw:text-style-name="P2" draw:layer="layout" svg:width="3.904cm" svg:height="1.002cm" svg:x="13.605cm" svg:y="1.946cm">
              <draw:text-box>
                <text:p><text:span text:style-name="T1">Hardware Trap</text:span></text:p>
              </draw:text-box>
            </draw:frame>
            <draw:frame draw:style-name="gr2" draw:text-style-name="P2" draw:layer="layout" svg:width="2.991cm" svg:height="1.002cm" svg:x="14.018cm" svg:y="3.992cm">
              <draw:text-box>
                <text:p><text:span text:style-name="T1">Interrupts</text:span></text:p>
              </draw:text-box>
            </draw:frame>
            <draw:frame draw:style-name="gr2" draw:text-style-name="P2" draw:layer="layout" svg:width="3.933cm" svg:height="1.002cm" svg:x="13.615cm" svg:y="6.228cm">
              <draw:text-box>
                <text:p><text:span text:style-name="T1">System Calls</text:span></text:p>
              </draw:text-box>
            </draw:frame>
            <draw:rect draw:style-name="gr3" draw:text-style-name="P1" draw:layer="layout" svg:width="3.549cm" svg:height="2.145cm" svg:x="13.639cm" svg:y="1.205cm">
              <text:p/>
            </draw:rect>
            <draw:rect draw:style-name="gr4" draw:text-style-name="P1" draw:layer="layout" svg:width="3.549cm" svg:height="0.187cm" svg:x="13.639cm" svg:y="1.205cm">
              <text:p/>
            </draw:rect>
            <draw:rect draw:style-name="gr3" draw:text-style-name="P1" draw:layer="layout" svg:width="3.549cm" svg:height="2.145cm" svg:x="13.64cm" svg:y="3.36cm">
              <text:p/>
            </draw:rect>
            <draw:rect draw:style-name="gr5" draw:text-style-name="P1" draw:layer="layout" svg:width="3.549cm" svg:height="0.187cm" svg:x="13.64cm" svg:y="3.36cm">
              <text:p/>
            </draw:rect>
            <draw:rect draw:style-name="gr3" draw:text-style-name="P1" draw:layer="layout" svg:width="3.549cm" svg:height="2.145cm" svg:x="13.64cm" svg:y="5.505cm">
              <text:p/>
            </draw:rect>
            <draw:rect draw:style-name="gr6" draw:text-style-name="P1" draw:layer="layout" svg:width="3.549cm" svg:height="0.187cm" svg:x="13.64cm" svg:y="5.505cm">
              <text:p/>
            </draw:rect>
          </draw:g>
          <draw:g>
            <draw:line draw:style-name="gr7" draw:text-style-name="P1" draw:layer="layout" svg:x1="13.65cm" svg:y1="1.32cm" svg:x2="12.21cm" svg:y2="1.356cm">
              <text:p/>
            </draw:line>
            <draw:frame draw:style-name="gr8" draw:text-style-name="P3" draw:layer="layout" svg:width="6.976cm" svg:height="0.725cm" svg:x="5.569cm" svg:y="1cm">
              <draw:text-box>
                <text:p><text:span text:style-name="T2">EV = (EV&amp; ̃0xFFF) | (EV&amp;0xFFF)</text:span></text:p>
              </draw:text-box>
            </draw:frame>
          </draw:g>
          <draw:g>
            <draw:line draw:style-name="gr7" draw:text-style-name="P1" draw:layer="layout" svg:x1="13.65cm" svg:y1="3.447cm" svg:x2="12.21cm" svg:y2="3.483cm">
              <text:p/>
            </draw:line>
            <draw:frame draw:style-name="gr8" draw:text-style-name="P3" draw:layer="layout" svg:width="6.845cm" svg:height="0.725cm" svg:x="5.848cm" svg:y="3.106cm">
              <draw:text-box>
                <text:p><text:span text:style-name="T2">(EV&amp; ̃0xFFF) | (EV&amp;0xFFF)&lt;&lt;1</text:span></text:p>
              </draw:text-box>
            </draw:frame>
          </draw:g>
          <draw:g>
            <draw:line draw:style-name="gr7" draw:text-style-name="P1" draw:layer="layout" svg:x1="13.631cm" svg:y1="5.593cm" svg:x2="12.191cm" svg:y2="5.629cm">
              <text:p/>
            </draw:line>
            <draw:frame draw:style-name="gr8" draw:text-style-name="P3" draw:layer="layout" svg:width="9.788cm" svg:height="0.725cm" svg:x="3.2cm" svg:y="5.269cm">
              <draw:text-box>
                <text:p><text:span text:style-name="T2">(EV&amp; ̃0xFFF) | (EV&amp;0xFFF)&lt;&lt;1 | (EV&amp;0xFFF)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0T17:37:21</meta:creation-date>
    <meta:generator>OpenOffice.org/3.2$Linux OpenOffice.org_project/320m12$Build-9483</meta:generator>
    <dc:date>2011-02-14T14:19:01</dc:date>
    <meta:editing-duration>PT01H10M10S</meta:editing-duration>
    <meta:editing-cycles>13</meta:editing-cycles>
    <meta:document-statistic meta:object-count="21"/>
  </office:meta>
</office:document-meta>
</file>